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ТЕСТИРОВАНИЕ UI</text:title></text:p>
      <text:p text:style-name="OrgTitle"/>
      <text:p text:style-name="OrgSubtitle"><text:initial-creator>Кормышев Егор ИСиП-301</text:initial-creator></text:p>
      <text:p text:style-name="OrgSubtitle"/>
      <text:p text:style-name="OrgCenter">Сайт школы №34 г. Каменск-Уральский (<text:a xlink:type="simple" xlink:href="https://school34-ku.ru/">https://school34-ku.ru/</text:a>)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D</text:p>
              </table:table-cell>
              <table:table-cell table:style-name="OrgTblCellTB">
                <text:p text:style-name="OrgTableHeadingLeft">Шаги</text:p>
              </table:table-cell>
              <table:table-cell table:style-name="OrgTblCellTB">
                <text:p text:style-name="OrgTableHeadingLeft">Ожидаемый результат</text:p>
              </table:table-cell>
              <table:table-cell table:style-name="OrgTblCellTB">
                <text:p text:style-name="OrgTableHeadingLeft">Статус теста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Общий вид страницы</text:p>
              </table:table-cell>
              <table:table-cell table:style-name="OrgTblCellT">
                <text:p text:style-name="OrgTableContentsLeft">Некоторые элементы отображаются некорректно. Цвета сочетаются</text:p>
              </table:table-cell>
              <table:table-cell table:style-name="OrgTblCellT">
                <text:p text:style-name="OrgTableContentsLeft">Fail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Мобильная версия</text:p>
              </table:table-cell>
              <table:table-cell table:style-name="OrgTblCell">
                <text:p text:style-name="OrgTableContentsLeft">Адаптив поддерживает большинство разрешений мобильных устроиств</text:p>
              </table:table-cell>
              <table:table-cell table:style-name="OrgTblCell">
                <text:p text:style-name="OrgTableContentsLeft">Pass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Текст</text:p>
              </table:table-cell>
              <table:table-cell table:style-name="OrgTblCell">
                <text:p text:style-name="OrgTableContentsLeft">Текст содержателен, правильно расположен и не содержит орфографических ошибок</text:p>
              </table:table-cell>
              <table:table-cell table:style-name="OrgTblCell">
                <text:p text:style-name="OrgTableContentsLeft">Pass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Интерактивность</text:p>
              </table:table-cell>
              <table:table-cell table:style-name="OrgTblCell">
                <text:p text:style-name="OrgTableContentsLeft">Не у всех элементов интерактивность интуитивно понятна</text:p>
              </table:table-cell>
              <table:table-cell table:style-name="OrgTblCell">
                <text:p text:style-name="OrgTableContentsLeft">Fail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Работа с формами</text:p>
              </table:table-cell>
              <table:table-cell table:style-name="OrgTblCell">
                <text:p text:style-name="OrgTableContentsLeft">Формы на сайте отсутствуют</text:p>
              </table:table-cell>
              <table:table-cell table:style-name="OrgTblCell">
                <text:p text:style-name="OrgTableContentsLeft">Pass/Fail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Left">Единый внешний вид</text:p>
              </table:table-cell>
              <table:table-cell table:style-name="OrgTblCell">
                <text:p text:style-name="OrgTableContentsLeft">Все страницы сайта имеют общий стиль</text:p>
              </table:table-cell>
              <table:table-cell table:style-name="OrgTblCell">
                <text:p text:style-name="OrgTableContentsLeft">Pass</text:p>
              </table:table-cell>
            </table:table-row>
            <table:table-row>
              <table:table-cell table:style-name="OrgTblCellB">
                <text:p text:style-name="OrgTableContentsRigh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 ИСиП-301</dc:creator>
    <meta:initial-creator>Кормышев Егор ИСиП-301</meta:initial-creator>
    <dc:date>2024-06-08T11:31:39</dc:date>
    <meta:creation-date>2024-06-08T11:31:39</meta:creation-date>
    <meta:generator>Emacs 28.2 (Org mode 9.5.5)</meta:generator>
    <meta:keyword/>
    <dc:subject/>
    <dc:title>ТЕСТИРОВАНИЕ UI</dc:title>
  </office:meta>
</office:document-meta>
</file>